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d4c5" officeooo:paragraph-rsid="0009d4c5"/>
    </style:style>
    <style:style style:name="P2" style:family="paragraph" style:parent-style-name="Text_20_body">
      <style:text-properties officeooo:rsid="0009d4c5" officeooo:paragraph-rsid="0009d4c5"/>
    </style:style>
    <style:style style:name="P3" style:family="paragraph" style:parent-style-name="Standard">
      <style:text-properties style:font-name="Liberation Serif" fo:font-size="12pt" officeooo:rsid="0009d4c5" officeooo:paragraph-rsid="0009d4c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b7acd" officeooo:paragraph-rsid="000b7acd" style:font-size-asian="12pt" style:font-size-complex="12pt"/>
    </style:style>
    <style:style style:name="P5" style:family="paragraph" style:parent-style-name="Text_20_body" style:list-style-name="L1">
      <loext:graphic-properties draw:fill="none" draw:fill-color="#ffffff" draw:opacity="100%"/>
      <style:paragraph-properties fo:margin-top="0cm" fo:margin-bottom="0cm" style:contextual-spacing="false" fo:orphans="2" fo:widows="2" fo:background-color="transparent" fo:padding="0cm" fo:border="none"/>
    </style:style>
    <style:style style:name="T1" style:family="text">
      <style:text-properties fo:font-variant="normal" fo:text-transform="none" fo:color="#555555" loext:opacity="100%" style:font-name="Liberation Serif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fo:color="#555555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d01bf" style:font-size-asian="12pt" style:font-size-complex="12pt"/>
    </style:style>
    <style:style style:name="T5" style:family="text">
      <style:text-properties officeooo:rsid="000d01b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 in quanto dio inventato, dio fittizio prendo coraggio e sparo il mio giudizio.</text:p>
      <text:p text:style-name="P1"/>
      <text:p text:style-name="P1">La formula per il calcolo del coefficiente aereodinamico è</text:p>
      <text:p text:style-name="P1">cd= D/Qo *S</text:p>
      <text:p text:style-name="P1">dove cd = coef di resistenza</text:p>
      <text:p text:style-name="P1">D = resistenza aereo dinamica, si,,, sembrano si<text:span text:style-name="T5">m</text:span>ili ma sono diversi</text:p>
      <text:p text:style-name="P1">Qo= pressione d<text:span text:style-name="T3">el </text:span><text:span text:style-name="T4">aria</text:span><text:span text:style-name="T3"> in un dato istante</text:span></text:p>
      <text:p text:style-name="P3">S= area di riferimento</text:p>
      <text:p text:style-name="P3"/>
      <text:p text:style-name="P3">mentre </text:p>
      <text:p text:style-name="P3">D= ½ p v^2 cd </text:p>
      <text:p text:style-name="P3"/>
      <text:p text:style-name="P2"><text:span text:style-name="Strong_20_Emphasis"><text:span text:style-name="T1">p </text:span></text:span><text:span text:style-name="T2">è la densità dell’aria;</text:span></text:p>
      <text:list xml:id="list447472204" text:style-name="L1">
        <text:list-item>
          <text:p text:style-name="P5"><text:span text:style-name="Strong_20_Emphasis"><text:span text:style-name="T1">S </text:span></text:span><text:span text:style-name="T2">la superficie di riferimento;</text:span></text:p>
        </text:list-item>
        <text:list-item>
          <text:p text:style-name="P5"><text:span text:style-name="Strong_20_Emphasis"><text:span text:style-name="T1">V </text:span></text:span><text:span text:style-name="T2">la velocità;</text:span></text:p>
        </text:list-item>
        <text:list-item>
          <text:p text:style-name="P5"><text:span text:style-name="Strong_20_Emphasis"><text:span text:style-name="T1">Cd </text:span></text:span><text:span text:style-name="T2">il coefficiente di resistenza.</text:span></text:p>
        </text:list-item>
      </text:list>
      <text:p text:style-name="P4">Noi approssimeremo il razzo ad un lungo cilindro e cd = 0,82, quello della semisfera sarebbe 0,42, se trovate un modo per capire qual'è la resistenza di un corpo con una prima parte sferica e poi cilindrica possiamo implementare anche quella cos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8:40:46.479325628</meta:creation-date>
    <dc:date>2023-04-08T17:41:44.166903313</dc:date>
    <meta:editing-duration>PT2H20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24" meta:character-count="683" meta:non-whitespace-character-count="574"/>
  </office:meta>
</office:document-meta>
</file>